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200000011125695895.png" manifest:media-type="image/png"/>
  <manifest:file-entry manifest:full-path="Pictures/100002010000024F0000024F072C5E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1" style:family="paragraph">
      <style:text-properties fo:color="#ffffff" fo:font-size="18pt" style:font-size-asian="18pt" style:font-size-complex="18pt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33cm" svg:height="0.73cm" svg:x="21.4cm" svg:y="11.234cm">
          <draw:text-box>
            <text:p><text:span text:style-name="T1">XBMC</text:span></text:p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67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9.515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solid" svg:stroke-width="0.10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solid" svg:stroke-width="0.02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94bd5e" fo:font-weight="bold" style:font-weight-asian="bold" style:font-weight-complex="bold"/>
    </style:style>
    <style:style style:name="MP6" style:family="paragraph">
      <style:paragraph-properties style:writing-mode="lr-tb" style:font-independent-line-spacing="true"/>
      <style:text-properties fo:color="#94bd5e" fo:font-weight="bold" style:font-weight-asian="bold" style:font-weight-complex="bold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 style:font-independent-line-spacing="true"/>
      <style:text-properties fo:color="#94bd5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4bd5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94bd5e" fo:font-size="24pt" fo:language="en" fo:country="GB" fo:font-weight="bold" style:font-size-asian="24pt" style:font-weight-asian="bold" style:font-size-complex="24pt" style:font-weight-complex="bold"/>
    </style:style>
    <style:style style:name="MT4" style:family="text">
      <style:text-properties fo:color="#94bd5e" fo:font-size="14pt" fo:language="en" fo:country="GB" style:font-size-asian="14pt" style:font-size-complex="14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.985cm" svg:height="2cm" svg:x="21.015cm" svg:y="1.1cm">
        <draw:image xlink:href="Pictures/10000201000002200000011125695895.png" xlink:type="simple" xlink:show="embed" xlink:actuate="onLoad">
          <text:p/>
        </draw:image>
      </draw:frame>
      <draw:custom-shape draw:style-name="Mgr4" draw:text-style-name="MP5" draw:layer="backgroundobjects" svg:width="10.645cm" svg:height="0.768cm" svg:x="0cm" svg:y="1.232cm">
        <text:p text:style-name="MP4"><text:span text:style-name="MT2">Linaro Connect Europe – Dublin, Ireland July 2013</text:span></text:p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5.866cm" svg:height="2.293cm" svg:x="0cm" svg:y="0.207cm">
        <text:p text:style-name="MP4"><text:span text:style-name="MT3">Demo Friday </text:span></text:p>
        <text:p text:style-name="MP4"><text:span text:style-name="MT3"/></text:p>
        <draw:enhanced-geometry svg:viewBox="0 0 21600 21600" draw:type="mso-spt202" draw:enhanced-path="M 0 0 L 21600 0 21600 21600 0 21600 0 0 Z N"/>
      </draw:custom-shape>
      <draw:line draw:style-name="Mgr6" draw:text-style-name="MP7" draw:layer="backgroundobjects" svg:x1="0cm" svg:y1="4.326cm" svg:x2="25.4cm" svg:y2="4.33cm">
        <text:p/>
      </draw:line>
      <draw:line draw:style-name="Mgr7" draw:text-style-name="MP7" draw:layer="backgroundobjects" svg:x1="13.101cm" svg:y1="4.326cm" svg:x2="13.106cm" svg:y2="19.05cm">
        <text:p/>
      </draw:line>
      <draw:custom-shape draw:style-name="Mgr5" draw:text-style-name="MP8" draw:layer="backgroundobjects" svg:width="5.328cm" svg:height="0.853cm" svg:x="0.083cm" svg:y="4.277cm">
        <text:p text:style-name="MP4"><text:span text:style-name="MT4">What is demonstrat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4.858cm" svg:height="0.853cm" svg:x="13.009cm" svg:y="4.326cm">
        <text:p text:style-name="MP4"><text:span text:style-name="MT4">What was improv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12.313cm" svg:height="0.853cm" svg:x="13.061cm" svg:y="15.129cm">
        <text:p text:style-name="MP4"><text:span text:style-name="MT4">Source code or detail technical information availability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5.273cm" svg:height="0.853cm" svg:x="0.285cm" svg:y="15.129cm">
        <text:p text:style-name="MP4"><text:span text:style-name="MT4">Hardware Information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5cm" svg:height="2cm" svg:x="0.5cm" svg:y="2cm" presentation:class="title" presentation:placeholder="true">
        <draw:text-box/>
      </draw:frame>
      <draw:frame presentation:style-name="Default-outline1" draw:layer="backgroundobjects" svg:width="22.847cm" svg:height="11.049cm" svg:x="1.269cm" svg:y="5.079cm" presentation:class="outline" presentation:placeholder="true">
        <draw:text-box/>
      </draw:frame>
      <draw:frame draw:name="Picture 6" draw:style-name="Mgr3" draw:text-style-name="MP3" draw:layer="backgroundobjects" svg:width="2cm" svg:height="2cm" svg:x="0cm" svg:y="17cm">
        <draw:image xlink:href="Pictures/100002010000024F0000024F072C5EBD.png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42cm" svg:height="1.258cm" svg:x="0cm" svg:y="-0.001cm" presentation:class="header">
          <draw:text-box>
            <text:p text:style-name="MP11"><text:span text:style-name="MT5"><presentation:header/></text:span></text:p>
          </draw:text-box>
        </draw:frame>
        <draw:frame presentation:style-name="Mpr2" draw:text-style-name="MP14" draw:layer="backgroundobjects" svg:width="8.241cm" svg:height="1.258cm" svg:x="10.79cm" svg:y="-0.001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12" draw:layer="backgroundobjects" svg:width="8.242cm" svg:height="1.257cm" svg:x="0cm" svg:y="24.125cm" presentation:class="footer">
          <draw:text-box>
            <text:p text:style-name="MP11"><text:span text:style-name="MT5"><presentation:footer/></text:span></text:p>
          </draw:text-box>
        </draw:frame>
        <draw:frame presentation:style-name="Mpr4" draw:text-style-name="MP14" draw:layer="backgroundobjects" svg:width="8.241cm" svg:height="1.257cm" svg:x="10.79cm" svg:y="24.125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Satoru Ueda</meta:initial-creator>
    <meta:generator>LibreOffice/3.5$Linux_X86_64 LibreOffice_project/350m1$Build-2</meta:generator>
    <dc:date>2013-05-02T11:44:27</dc:date>
    <meta:editing-duration>PT03H17M37S</meta:editing-duration>
    <meta:editing-cycles>27</meta:editing-cycles>
    <meta:document-statistic meta:object-count="35"/>
  </office:meta>
</office:document-meta>
</file>